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officeooo:rsid="0012aec8" officeooo:paragraph-rsid="0012aec8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12aec8" officeooo:paragraph-rsid="0012aec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2be8cd" officeooo:paragraph-rsid="002be8c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7865f" officeooo:paragraph-rsid="0017865f"/>
    </style:style>
    <style:style style:name="P5" style:family="paragraph" style:parent-style-name="Standard">
      <style:paragraph-properties fo:text-align="center" style:justify-single-word="false"/>
      <style:text-properties style:font-name="Calibri" fo:font-style="italic" officeooo:rsid="001b3c60" officeooo:paragraph-rsid="001b3c6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officeooo:rsid="001fd8cf" officeooo:paragraph-rsid="001fd8cf"/>
    </style:style>
    <style:style style:name="P10" style:family="paragraph" style:parent-style-name="Standard">
      <style:text-properties style:font-name="Calibri" officeooo:rsid="0012eef8" officeooo:paragraph-rsid="0012eef8"/>
    </style:style>
    <style:style style:name="P11" style:family="paragraph" style:parent-style-name="Standard">
      <style:paragraph-properties fo:text-align="justify" style:justify-single-word="false"/>
      <style:text-properties style:font-name="Calibri" officeooo:rsid="0012eef8" officeooo:paragraph-rsid="0030a075"/>
    </style:style>
    <style:style style:name="P12" style:family="paragraph" style:parent-style-name="Standard">
      <style:paragraph-properties fo:text-align="justify" style:justify-single-word="false"/>
      <style:text-properties style:font-name="Calibri" officeooo:rsid="0012eef8" officeooo:paragraph-rsid="0039f7f8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22aebd" officeooo:paragraph-rsid="0022aeb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normal" officeooo:rsid="0022aebd" officeooo:paragraph-rsid="002e713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12aec8" officeooo:paragraph-rsid="0012ae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1a546" officeooo:paragraph-rsid="0031a54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61e27" officeooo:paragraph-rsid="00361e2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1a546" officeooo:paragraph-rsid="0031a54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61e27" officeooo:paragraph-rsid="00361e27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fo:font-style="italic" style:text-underline-style="none" fo:font-weight="normal" officeooo:rsid="0012eef8" officeooo:paragraph-rsid="003c7c5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357d5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6pt" fo:font-style="normal" style:text-underline-style="solid" style:text-underline-width="auto" style:text-underline-color="font-color" fo:font-weight="normal" officeooo:rsid="00348f23" officeooo:paragraph-rsid="00348f23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Calibri" fo:font-size="16pt" style:text-underline-style="solid" style:text-underline-width="auto" style:text-underline-color="font-color" fo:font-weight="normal" officeooo:rsid="0031a546" officeooo:paragraph-rsid="0031a546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c8de9" officeooo:paragraph-rsid="001c8de9" style:font-style-asian="normal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tyle="normal" officeooo:rsid="004d1981" officeooo:paragraph-rsid="004d1981" style:font-style-asian="normal" style:font-style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Calibri" fo:font-style="normal" officeooo:rsid="004da6bf" officeooo:paragraph-rsid="004da6bf" style:font-style-asian="normal" style:font-style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Calibri" fo:font-style="normal" officeooo:rsid="004db168" officeooo:paragraph-rsid="004db168" style:font-style-asian="normal" style:font-style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Calibri" fo:font-style="normal" officeooo:rsid="004ef8ed" officeooo:paragraph-rsid="004ef8ed" style:font-style-asian="normal" style:font-style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Calibri" fo:font-style="normal" officeooo:rsid="00507c56" officeooo:paragraph-rsid="00507c56" style:font-style-asian="normal" style:font-style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Calibri" fo:font-style="normal" officeooo:rsid="005270dd" officeooo:paragraph-rsid="005270dd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tyle="normal" officeooo:rsid="005c2c28" officeooo:paragraph-rsid="005c2c28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tyle="normal" officeooo:rsid="00687ebf" officeooo:paragraph-rsid="00687ebf" style:font-style-asian="normal" style:font-style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Calibri" fo:font-style="normal" officeooo:rsid="0068a0b4" officeooo:paragraph-rsid="0068a0b4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alibri" fo:font-style="normal" officeooo:rsid="0068ca47" officeooo:paragraph-rsid="0068ca47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libri" fo:font-style="normal" officeooo:rsid="006b6676" officeooo:paragraph-rsid="006b6676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libri" fo:font-style="normal" officeooo:rsid="006b6676" officeooo:paragraph-rsid="006d7c57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libri" fo:font-style="normal" officeooo:rsid="006bc65e" officeooo:paragraph-rsid="006bc65e" style:font-style-asian="normal" style:font-style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Calibri" fo:font-style="normal" officeooo:rsid="0071d9df" officeooo:paragraph-rsid="0075c256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Calibri" fo:font-style="normal" officeooo:rsid="0071d9df" officeooo:paragraph-rsid="0075c256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Calibri" fo:font-style="normal" officeooo:rsid="00779ac8" officeooo:paragraph-rsid="00779ac8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Calibri" fo:font-style="normal" officeooo:rsid="00781435" officeooo:paragraph-rsid="00781435" style:font-style-asian="normal" style:font-style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Calibri" officeooo:rsid="001c8de9" officeooo:paragraph-rsid="001c8de9"/>
    </style:style>
    <style:style style:name="P48" style:family="paragraph" style:parent-style-name="Standard">
      <style:paragraph-properties fo:text-align="center" style:justify-single-word="false"/>
      <style:text-properties style:font-name="Calibri" fo:font-style="italic" officeooo:rsid="001fd8cf" officeooo:paragraph-rsid="001fd8cf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style:font-name="Calibri" fo:font-style="italic" officeooo:rsid="001fd8cf" officeooo:paragraph-rsid="00452eaa" style:font-style-asian="italic" style:font-style-complex="italic"/>
    </style:style>
    <style:style style:name="P50" style:family="paragraph" style:parent-style-name="Standard">
      <style:paragraph-properties fo:text-align="center" style:justify-single-word="false"/>
      <style:text-properties style:font-name="Calibri" fo:font-style="italic" officeooo:rsid="001fd8cf" officeooo:paragraph-rsid="00597213" style:font-style-asian="italic" style:font-style-complex="italic"/>
    </style:style>
    <style:style style:name="P51" style:family="paragraph" style:parent-style-name="Standard">
      <style:paragraph-properties fo:text-align="center" style:justify-single-word="false"/>
      <style:text-properties style:font-name="Calibri" fo:font-style="italic" officeooo:rsid="00667823" officeooo:paragraph-rsid="00667823" style:font-style-asian="italic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font-name="Calibri" fo:font-style="italic" officeooo:rsid="00667823" officeooo:paragraph-rsid="006d7c57" style:font-style-asian="italic" style:font-style-complex="italic"/>
    </style:style>
    <style:style style:name="P53" style:family="paragraph" style:parent-style-name="Standard">
      <style:paragraph-properties fo:text-align="center" style:justify-single-word="false"/>
      <style:text-properties style:font-name="Calibri" fo:font-style="italic" officeooo:rsid="00667823" officeooo:paragraph-rsid="00703750" style:font-style-asian="italic" style:font-style-complex="italic"/>
    </style:style>
    <style:style style:name="P54" style:family="paragraph" style:parent-style-name="Standard">
      <style:paragraph-properties fo:text-align="center" style:justify-single-word="false"/>
      <style:text-properties style:font-name="Calibri" fo:font-style="italic" officeooo:rsid="0068ca47" officeooo:paragraph-rsid="0068ca47" style:font-style-asian="italic" style:font-style-complex="italic"/>
    </style:style>
    <style:style style:name="P55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418460" officeooo:paragraph-rsid="00418460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6066d5" officeooo:paragraph-rsid="006066d5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22aebd" officeooo:paragraph-rsid="00418460"/>
    </style:style>
    <style:style style:name="P5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22aebd" officeooo:paragraph-rsid="00626261"/>
    </style:style>
    <style:style style:name="P59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477569" officeooo:paragraph-rsid="0055ef11"/>
    </style:style>
    <style:style style:name="P60" style:family="paragraph" style:parent-style-name="Standard">
      <style:paragraph-properties fo:text-align="justify" style:justify-single-word="false"/>
      <style:text-properties style:font-name="Calibri" officeooo:rsid="00436d06" officeooo:paragraph-rsid="00436d06"/>
    </style:style>
    <style:style style:name="P61" style:family="paragraph" style:parent-style-name="Standard">
      <style:paragraph-properties fo:text-align="justify" style:justify-single-word="false"/>
      <style:text-properties style:font-name="Calibri" officeooo:rsid="00452eaa" officeooo:paragraph-rsid="00452eaa"/>
    </style:style>
    <style:style style:name="P62" style:family="paragraph" style:parent-style-name="Standard">
      <style:paragraph-properties fo:text-align="justify" style:justify-single-word="false"/>
      <style:text-properties style:font-name="Calibri" officeooo:rsid="00453139" officeooo:paragraph-rsid="00453139"/>
    </style:style>
    <style:style style:name="P63" style:family="paragraph" style:parent-style-name="Standard" style:list-style-name="L3">
      <style:paragraph-properties fo:text-align="justify" style:justify-single-word="false"/>
      <style:text-properties style:font-name="Calibri" officeooo:rsid="00453139" officeooo:paragraph-rsid="00453139"/>
    </style:style>
    <style:style style:name="P64" style:family="paragraph" style:parent-style-name="Standard">
      <style:paragraph-properties fo:text-align="justify" style:justify-single-word="false"/>
      <style:text-properties style:font-name="Calibri" officeooo:rsid="00457700" officeooo:paragraph-rsid="00457700"/>
    </style:style>
    <style:style style:name="P65" style:family="paragraph" style:parent-style-name="Standard">
      <style:paragraph-properties fo:text-align="justify" style:justify-single-word="false"/>
      <style:text-properties style:font-name="Calibri" officeooo:rsid="004a9e35" officeooo:paragraph-rsid="0055ef11"/>
    </style:style>
    <style:style style:name="P66" style:family="paragraph" style:parent-style-name="Standard">
      <style:paragraph-properties fo:text-align="justify" style:justify-single-word="false"/>
      <style:text-properties style:font-name="Calibri" officeooo:rsid="004bc2ba" officeooo:paragraph-rsid="0055ef11"/>
    </style:style>
    <style:style style:name="P67" style:family="paragraph" style:parent-style-name="Standard">
      <style:paragraph-properties fo:text-align="justify" style:justify-single-word="false"/>
      <style:text-properties style:font-name="Calibri" officeooo:rsid="00579627" officeooo:paragraph-rsid="00579627"/>
    </style:style>
    <style:style style:name="P68" style:family="paragraph" style:parent-style-name="Standard">
      <style:paragraph-properties fo:text-align="justify" style:justify-single-word="false"/>
      <style:text-properties style:font-name="Calibri" officeooo:rsid="0012aec8" officeooo:paragraph-rsid="0012aec8"/>
    </style:style>
    <style:style style:name="P69" style:family="paragraph" style:parent-style-name="Standard">
      <style:paragraph-properties fo:text-align="justify" style:justify-single-word="false"/>
      <style:text-properties style:font-name="Calibri" officeooo:rsid="0059a085" officeooo:paragraph-rsid="005b8107"/>
    </style:style>
    <style:style style:name="P70" style:family="paragraph" style:parent-style-name="Standard">
      <style:paragraph-properties fo:text-align="center" style:justify-single-word="false"/>
      <style:text-properties style:font-name="Calibri" officeooo:rsid="0059a085" officeooo:paragraph-rsid="005b8107"/>
    </style:style>
    <style:style style:name="P71" style:family="paragraph" style:parent-style-name="Standard">
      <style:paragraph-properties fo:text-align="justify" style:justify-single-word="false"/>
      <style:text-properties style:font-name="Calibri" officeooo:rsid="005ed47b" officeooo:paragraph-rsid="0012aec8"/>
    </style:style>
    <style:style style:name="P72" style:family="paragraph" style:parent-style-name="Standard">
      <style:text-properties style:font-name="Calibri" officeooo:rsid="00628b0d" officeooo:paragraph-rsid="00628b0d"/>
    </style:style>
    <style:style style:name="P73" style:family="paragraph" style:parent-style-name="Standard">
      <style:text-properties style:font-name="Calibri" officeooo:rsid="00654de5" officeooo:paragraph-rsid="00654de5"/>
    </style:style>
    <style:style style:name="T1" style:family="text">
      <style:text-properties officeooo:rsid="00130828"/>
    </style:style>
    <style:style style:name="T2" style:family="text">
      <style:text-properties officeooo:rsid="0016b478"/>
    </style:style>
    <style:style style:name="T3" style:family="text">
      <style:text-properties officeooo:rsid="001957f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feee" style:font-style-asian="normal" style:font-style-complex="normal"/>
    </style:style>
    <style:style style:name="T6" style:family="text">
      <style:text-properties fo:font-style="normal" officeooo:rsid="002346e3" style:font-style-asian="normal" style:font-style-complex="normal"/>
    </style:style>
    <style:style style:name="T7" style:family="text">
      <style:text-properties fo:font-style="normal" officeooo:rsid="00248ca2" style:font-style-asian="normal" style:font-style-complex="normal"/>
    </style:style>
    <style:style style:name="T8" style:family="text">
      <style:text-properties fo:font-style="normal" officeooo:rsid="00260f82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9f7f8" style:font-style-asian="italic" style:font-style-complex="italic"/>
    </style:style>
    <style:style style:name="T11" style:family="text">
      <style:text-properties fo:font-style="italic" officeooo:rsid="0012aec8" style:font-style-asian="italic" style:font-style-complex="italic"/>
    </style:style>
    <style:style style:name="T12" style:family="text">
      <style:text-properties fo:font-style="italic" officeooo:rsid="002baaee" style:font-style-asian="italic" style:font-style-complex="italic"/>
    </style:style>
    <style:style style:name="T13" style:family="text">
      <style:text-properties fo:font-style="italic" officeooo:rsid="005b8107" style:font-style-asian="italic" style:font-style-complex="italic"/>
    </style:style>
    <style:style style:name="T14" style:family="text">
      <style:text-properties fo:font-style="italic" officeooo:rsid="005c94bd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300c96" style:font-style-asian="italic" style:font-style-complex="italic"/>
    </style:style>
    <style:style style:name="T17" style:family="text">
      <style:text-properties fo:font-style="italic" style:text-underline-style="none" officeooo:rsid="0042d1f6" style:font-style-asian="italic" style:font-style-complex="italic"/>
    </style:style>
    <style:style style:name="T18" style:family="text">
      <style:text-properties fo:font-style="italic" style:text-underline-style="none" officeooo:rsid="00626261" style:font-style-asian="italic" style:font-style-complex="italic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9d1e7"/>
    </style:style>
    <style:style style:name="T21" style:family="text">
      <style:text-properties officeooo:rsid="002baaee"/>
    </style:style>
    <style:style style:name="T22" style:family="text">
      <style:text-properties officeooo:rsid="003357d5"/>
    </style:style>
    <style:style style:name="T23" style:family="text">
      <style:text-properties officeooo:rsid="0039f7f8"/>
    </style:style>
    <style:style style:name="T24" style:family="text">
      <style:text-properties officeooo:rsid="003b331f"/>
    </style:style>
    <style:style style:name="T25" style:family="text">
      <style:text-properties officeooo:rsid="003ba3a9"/>
    </style:style>
    <style:style style:name="T26" style:family="text">
      <style:text-properties officeooo:rsid="0012aec8"/>
    </style:style>
    <style:style style:name="T27" style:family="text">
      <style:text-properties officeooo:rsid="00405bd3"/>
    </style:style>
    <style:style style:name="T28" style:family="text">
      <style:text-properties officeooo:rsid="00452eaa"/>
    </style:style>
    <style:style style:name="T29" style:family="text">
      <style:text-properties officeooo:rsid="00474317"/>
    </style:style>
    <style:style style:name="T30" style:family="text">
      <style:text-properties officeooo:rsid="00477569"/>
    </style:style>
    <style:style style:name="T31" style:family="text">
      <style:text-properties officeooo:rsid="004adcb7"/>
    </style:style>
    <style:style style:name="T32" style:family="text">
      <style:text-properties officeooo:rsid="004c865a"/>
    </style:style>
    <style:style style:name="T33" style:family="text">
      <style:text-properties officeooo:rsid="00544c56"/>
    </style:style>
    <style:style style:name="T34" style:family="text">
      <style:text-properties officeooo:rsid="0055ef11"/>
    </style:style>
    <style:style style:name="T35" style:family="text">
      <style:text-properties officeooo:rsid="005c94bd"/>
    </style:style>
    <style:style style:name="T36" style:family="text">
      <style:text-properties officeooo:rsid="00644953"/>
    </style:style>
    <style:style style:name="T37" style:family="text">
      <style:text-properties officeooo:rsid="0064afe0"/>
    </style:style>
    <style:style style:name="T38" style:family="text">
      <style:text-properties officeooo:rsid="00670620"/>
    </style:style>
    <style:style style:name="T39" style:family="text">
      <style:text-properties officeooo:rsid="0069b5cf"/>
    </style:style>
    <style:style style:name="T40" style:family="text">
      <style:text-properties officeooo:rsid="006bc65e"/>
    </style:style>
    <style:style style:name="T41" style:family="text">
      <style:text-properties officeooo:rsid="006d04a6"/>
    </style:style>
    <style:style style:name="T42" style:family="text">
      <style:text-properties officeooo:rsid="006f402a"/>
    </style:style>
    <style:style style:name="T43" style:family="text">
      <style:text-properties officeooo:rsid="00703750"/>
    </style:style>
    <style:style style:name="T44" style:family="text">
      <style:text-properties officeooo:rsid="00711fb7"/>
    </style:style>
    <style:style style:name="T45" style:family="text">
      <style:text-properties officeooo:rsid="0071d9df"/>
    </style:style>
    <style:style style:name="T46" style:family="text">
      <style:text-properties officeooo:rsid="0073d79b"/>
    </style:style>
    <style:style style:name="T47" style:family="text">
      <style:text-properties officeooo:rsid="007499b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C</text:p>
      <text:p text:style-name="P15"/>
      <text:p text:style-name="P14">Note<text:span text:style-name="T19">: Any fun</text:span><text:span text:style-name="T20">c</text:span><text:span text:style-name="T19">tion referenced here is in the </text:span><text:span text:style-name="T15">peripherals/</text:span><text:span text:style-name="T16">adc</text:span><text:span text:style-name="T15">.h</text:span><text:span text:style-name="T19"> file, except otherwise stated</text:span></text:p>
      <text:p text:style-name="P15"/>
      <text:p text:style-name="P11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20"><text:span text:style-name="T23"><text:tab/><text:tab/><text:tab/><text:tab/><text:tab/>void </text:span><text:span text:style-name="T26">enable</text:span><text:span text:style-name="T27">ADC</text:span><text:span text:style-name="T21">C</text:span><text:span text:style-name="T26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15"/>
      <text:p text:style-name="P24">Continuous mode</text:p>
      <text:p text:style-name="P16">To start the ADC in continuous mode, call the function</text:p>
      <text:p text:style-name="P18">void startContinuousConversion(uint8_t sequence[], uint8_t seq_len);</text:p>
      <text:p text:style-name="P21">where</text:p>
      <text:list xml:id="list1833915889" text:style-name="L1">
        <text:list-item>
          <text:p text:style-name="P25">sequence: <text:span text:style-name="T22">Is the sequence with which the ADC inputs are sampled</text:span></text:p>
        </text:list-item>
        <text:list-item>
          <text:p text:style-name="P25">seq_len: Is<text:span text:style-name="T22"> the length of the aforementioned sequence</text:span></text:p>
        </text:list-item>
      </text:list>
      <text:p text:style-name="P22"/>
      <text:p text:style-name="P22"/>
      <text:p text:style-name="P22"/>
      <text:p text:style-name="P23">General</text:p>
      <text:p text:style-name="P17">To read the data of the last ADC conversion, call the following function, which is blocking and waits until the consversion has ended.</text:p>
      <text:p text:style-name="P19">uint16_t readDataConverted();</text:p>
      <text:p text:style-name="P17">It returns the value of the last conversion.</text:p>
      <text:p text:style-name="P16"/>
      <text:p text:style-name="P15"/>
      <text:p text:style-name="P15"/>
      <text:p text:style-name="P2">GPIOs</text:p>
      <text:p text:style-name="P10"/>
      <text:p text:style-name="P13">Note<text:span text:style-name="T19">: Any fun</text:span><text:span text:style-name="T20">c</text:span><text:span text:style-name="T19">tion referenced here is in the </text:span><text:span text:style-name="T15">peripherals/gpio.h</text:span><text:span text:style-name="T19"> file, except otherwise stated</text:span></text:p>
      <text:p text:style-name="P13"/>
      <text:p text:style-name="P12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12"><text:span text:style-name="T10"><text:tab/><text:tab/><text:tab/><text:tab/><text:tab/>void </text:span><text:span text:style-name="T11">enable</text:span><text:span text:style-name="T12">Gp</text:span><text:span text:style-name="T11">io</text:span><text:span text:style-name="T12">C</text:span><text:span text:style-name="T11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4">Then, <text:span text:style-name="T3">the pin must be configured with the following function</text:span></text:p>
      <text:p text:style-name="P5">void configPin(uint8_t port, uint8_t pin, uint8_t gpio_mode);</text:p>
      <text:p text:style-name="P6">where</text:p>
      <text:list xml:id="list1774304393" text:style-name="L2">
        <text:list-item>
          <text:p text:style-name="P26"><text:span text:style-name="T24">port</text:span>: Sets the register to be used, e.g. GPIOA for PORTA etc.</text:p>
        </text:list-item>
        <text:list-item>
          <text:p text:style-name="P26"><text:span text:style-name="T24">pin</text:span>: Sets the specific pin to be configured, e.g. GPIO_PIN_1 for pin 1</text:p>
        </text:list-item>
        <text:list-item>
          <text:p text:style-name="P26">mode: Sets the mode, which takes the following values</text:p>
          <text:list>
            <text:list-item>
              <text:p text:style-name="P26">OUTPUT_PUSH_PULL: For output mode with push-pull configuration</text:p>
            </text:list-item>
            <text:list-item>
              <text:p text:style-name="P26">OUTPUT_OPEN_DRAIN: For output mode with open-drain configuration</text:p>
            </text:list-item>
            <text:list-item>
              <text:p text:style-name="P26">ALT_FUNC_PUSH_PULL: For output mode with push-pull configuration</text:p>
            </text:list-item>
            <text:list-item>
              <text:p text:style-name="P26">ALT_FUNC_OPEN_DRAIN: For output mode with open-drain configuration</text:p>
            </text:list-item>
            <text:list-item>
              <text:p text:style-name="P28">ANALOG: For input mode with analog</text:p>
            </text:list-item>
            <text:list-item>
              <text:p text:style-name="P28">FLOATING_INPUT: For floating input</text:p>
            </text:list-item>
            <text:list-item>
              <text:p text:style-name="P47"><text:span text:style-name="T4">INPUT_PULL_UP_DOWN: </text:span><text:span text:style-name="T5">For input with pull-up/pull-down resistors</text:span></text:p>
            </text:list-item>
          </text:list>
        </text:list-item>
      </text:list>
      <text:p text:style-name="P9"><text:soft-page-break/><text:span text:style-name="T5">T</text:span><text:span text:style-name="T4">o set a pin we call</text:span></text:p>
      <text:p text:style-name="P48">void setPin(uint8_t port, uint8_t pin, uint8_t value);</text:p>
      <text:p text:style-name="P7">where</text:p>
      <text:list xml:id="list204426983060128" text:continue-numbering="true" text:style-name="L2">
        <text:list-item>
          <text:p text:style-name="P27"><text:span text:style-name="T25">port</text:span>: Sets the register to be used, e.g. GPIOA for PORTA etc.</text:p>
        </text:list-item>
        <text:list-item>
          <text:p text:style-name="P27"><text:span text:style-name="T25">pin</text:span>: Sets the specific pin to be configured, e.g. GPIO_PIN_1 for pin 1</text:p>
        </text:list-item>
        <text:list-item>
          <text:p text:style-name="P29">value: Is the value to set (0 for low or 1 for high)</text:p>
        </text:list-item>
      </text:list>
      <text:p text:style-name="P8"/>
      <text:p text:style-name="P4"/>
      <text:p text:style-name="P55"/>
      <text:p text:style-name="P55">Timers</text:p>
      <text:p text:style-name="P55"/>
      <text:p text:style-name="P57">Note<text:span text:style-name="T19">: Any fun</text:span><text:span text:style-name="T20">c</text:span><text:span text:style-name="T19">tion referenced here is in the </text:span><text:span text:style-name="T15">peripherals/</text:span><text:span text:style-name="T17">timer</text:span><text:span text:style-name="T15">.h</text:span><text:span text:style-name="T19"> file, except otherwise stated</text:span></text:p>
      <text:p text:style-name="P4"/>
      <text:p text:style-name="P60">Two usages of timers are implemented. PWM using PA1 pin as output channel, and up/down counting, with the option of using interrupts or not.</text:p>
      <text:p text:style-name="P60"/>
      <text:p text:style-name="P61">To use PWM with output channel PA1, we call</text:p>
      <text:p text:style-name="P49">void <text:span text:style-name="T28">setPWM</text:span>(uint8_t <text:span text:style-name="T28">frequency</text:span>);</text:p>
      <text:p text:style-name="P62">where:</text:p>
      <text:list xml:id="list3695761614" text:style-name="L3">
        <text:list-item>
          <text:p text:style-name="P63">frequency: user selected frequency value </text:p>
        </text:list-item>
      </text:list>
      <text:p text:style-name="P62"/>
      <text:p text:style-name="P64">To use timers for counting purposes, we call</text:p>
      <text:p text:style-name="P50">void set<text:span text:style-name="T29">Timer</text:span>(uint<text:span text:style-name="T30">32</text:span>_t <text:span text:style-name="T30">timer</text:span>, uint<text:span text:style-name="T30">32</text:span>_t <text:span text:style-name="T30">frequency</text:span>, uint<text:span text:style-name="T30">32</text:span>_t <text:span text:style-name="T30">prescaler</text:span>, </text:p>
      <text:p text:style-name="P50"><text:span text:style-name="T32">uint32_t direction, uint32_t intr-en</text:span> );</text:p>
      <text:p text:style-name="P30">where:</text:p>
      <text:list xml:id="list2398208159" text:style-name="L4">
        <text:list-item>
          <text:p text:style-name="P31">timer: timer selection (options: TIM2,TIM3,TIM4,TIM5)</text:p>
        </text:list-item>
        <text:list-item>
          <text:p text:style-name="P32">frequency: user selected frequency value</text:p>
        </text:list-item>
        <text:list-item>
          <text:p text:style-name="P33">prescaler: prescaler value</text:p>
        </text:list-item>
        <text:list-item>
          <text:p text:style-name="P34">direction: up/down counting direction (options: <text:s/>UP, DOWN)</text:p>
        </text:list-item>
        <text:list-item>
          <text:p text:style-name="P35">intr_en: interrupt selection option <text:span text:style-name="T33">(enable:1, disable:0)</text:span></text:p>
        </text:list-item>
      </text:list>
      <text:p text:style-name="P1"/>
      <text:p text:style-name="P59">Implementation notes:</text:p>
      <text:p text:style-name="P65">In our <text:span text:style-name="T34">PWM </text:span>implementation <text:span text:style-name="T31">we do not offer any Duty Cycle (DC) customization, or prescaler customization.</text:span></text:p>
      <text:p text:style-name="P66">DC default value is 50% , and there is no prescaling by default.</text:p>
      <text:p text:style-name="P67"/>
      <text:p text:style-name="P69">For accurate frequency selection, we implemented </text:p>
      <text:p text:style-name="P70"><text:span text:style-name="T13">uint32_t getTimerClockFreq()</text:span></text:p>
      <text:p text:style-name="P36">This function returns clock’s frequency.</text:p>
      <text:p text:style-name="P36"><text:span text:style-name="T9">SetPWM(.)</text:span> uses this accurate frequency calculation, while <text:span text:style-name="T14">setTimer(.) </text:span><text:span text:style-name="T35">does not.</text:span></text:p>
      <text:p text:style-name="P1"/>
      <text:p text:style-name="P1"/>
      <text:p text:style-name="P1"/>
      <text:p text:style-name="P71"/>
      <text:p text:style-name="P71"/>
      <text:p text:style-name="P71"/>
      <text:p text:style-name="P71"/>
      <text:p text:style-name="P71"/>
      <text:p text:style-name="P71"/>
      <text:p text:style-name="P56"><text:soft-page-break/>Interrupts</text:p>
      <text:p text:style-name="P56"/>
      <text:p text:style-name="P58">Note<text:span text:style-name="T19">: Any fun</text:span><text:span text:style-name="T20">c</text:span><text:span text:style-name="T19">tion referenced here is in the </text:span><text:span text:style-name="T15">peripherals/</text:span><text:span text:style-name="T18">interrupt</text:span><text:span text:style-name="T15">.h</text:span><text:span text:style-name="T19"> file, except otherwise stated</text:span></text:p>
      <text:p text:style-name="P1"/>
      <text:p text:style-name="P72">We implemented <text:span text:style-name="T36">functions for SysTick </text:span><text:span text:style-name="T37">usage, enabling/disabling interrupts and some interrupt handlers.</text:span></text:p>
      <text:p text:style-name="P72"/>
      <text:p text:style-name="P73">For SysTick usage we created <text:span text:style-name="T40">the following functions</text:span>:</text:p>
      <text:p text:style-name="P51"><text:span text:style-name="T39">void </text:span>setSystickReload(<text:span text:style-name="T38">uint32_t value)</text:span></text:p>
      <text:p text:style-name="P37">where:</text:p>
      <text:list xml:id="list3338055607" text:style-name="L6">
        <text:list-item>
          <text:p text:style-name="P38">value: reload value of SysTick timer</text:p>
        </text:list-item>
      </text:list>
      <text:p text:style-name="P39"/>
      <text:p text:style-name="P39">and </text:p>
      <text:p text:style-name="P54"><text:span text:style-name="T39">void </text:span>enableSystick()</text:p>
      <text:p text:style-name="P40">which enable SysTick timer.</text:p>
      <text:p text:style-name="P40"/>
      <text:p text:style-name="P42">For enabling/disabling interrupts we created the follow<text:span text:style-name="T41">ing functions:</text:span></text:p>
      <text:p text:style-name="P52"><text:span text:style-name="T39">void </text:span><text:span text:style-name="T42">setInterrupt</text:span>(<text:span text:style-name="T38">uint32_t </text:span><text:span text:style-name="T43">position)</text:span></text:p>
      <text:p text:style-name="P53"><text:span text:style-name="T39">void </text:span><text:span text:style-name="T44">clear</text:span><text:span text:style-name="T42">Interrupt</text:span>(<text:span text:style-name="T38">uint32_t </text:span><text:span text:style-name="T43">position</text:span><text:span text:style-name="T38">)</text:span></text:p>
      <text:p text:style-name="P41">wh<text:span text:style-name="T45">ere:</text:span></text:p>
      <text:list xml:id="list1441074061" text:style-name="L7">
        <text:list-item>
          <text:p text:style-name="P43">position: <text:span text:style-name="T46">set/clear enable NVIC register location (</text:span><text:span text:style-name="T47">details In interrupt.h)</text:span><text:span text:style-name="T46"> </text:span></text:p>
        </text:list-item>
      </text:list>
      <text:p text:style-name="P44"/>
      <text:p text:style-name="P45">Finally, we created the following interrupt handlers , for testing and debugging purposes.</text:p>
      <text:p text:style-name="P46">We created <text:span text:style-name="T9">HardFault_ISR(), TIM2_ISR(), TIM3_ISR(), TIM4_ISR(), TIM5_ISR()</text:span></text:p>
      <text:p text:style-name="P46"><text:span text:style-name="T9"/></text:p>
      <text:p text:style-name="P4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9:17:50.773054100</meta:creation-date>
    <dc:date>2023-10-15T20:44:25.939034632</dc:date>
    <meta:editing-duration>PT4H56M21S</meta:editing-duration>
    <meta:editing-cycles>101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582" meta:character-count="3979" meta:non-whitespace-character-count="3461"/>
  </office:meta>
</office:document-meta>
</file>